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MethodArgumentResolver.resolveNativeRequest( NativeWebRequest webRequest , Class &lt; T &gt; requir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MethodArgumentResolver.supportsParameter( MethodParameter paramet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Request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ushBuilderDelegate.resolvePushBuilder( HttpServletRequest request , Class &lt; ? &gt; param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MethodArgumentResolver.resolveArgument( Class &lt; ? &gt; paramType , HttpServletRequest reques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